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7.9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background-color="#ffff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aby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Not came</text:p>
          </table:table-cell>
          <table:table-cell office:value-type="string" calcext:value-type="string">
            <text:p>Remark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5-05-23" calcext:value-type="date">
            <text:p>23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5-05-24" calcext:value-type="date">
            <text:p>24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 office:value-type="date" office:date-value="2025-05-25" calcext:value-type="date">
            <text:p>25/05/25</text:p>
          </table:table-cell>
          <table:table-cell table:style-name="ce1" table:number-columns-repeated="2"/>
          <table:table-cell table:style-name="ce1" office:value-type="string" calcext:value-type="string">
            <text:p>Sunday</text:p>
          </table:table-cell>
          <table:table-cell table:style-name="ce1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5-05-26" calcext:value-type="date">
            <text:p>26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5-05-27" calcext:value-type="date">
            <text:p>27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5-05-28" calcext:value-type="date">
            <text:p>28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5-05-29" calcext:value-type="date">
            <text:p>29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5-05-30" calcext:value-type="date">
            <text:p>30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5-05-31" calcext:value-type="date">
            <text:p>31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 office:value-type="date" office:date-value="2025-06-01" calcext:value-type="date">
            <text:p>01/06/25</text:p>
          </table:table-cell>
          <table:table-cell table:style-name="ce1" table:number-columns-repeated="2"/>
          <table:table-cell table:style-name="ce1" office:value-type="string" calcext:value-type="string">
            <text:p>Sunday</text:p>
          </table:table-cell>
          <table:table-cell table:style-name="ce1"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5-06-02" calcext:value-type="date">
            <text:p>02/06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5-06-03" calcext:value-type="date">
            <text:p>03/06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5-06-04" calcext:value-type="date">
            <text:p>04/06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5-06-05" calcext:value-type="date">
            <text:p>05/06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5-06-06" calcext:value-type="date">
            <text:p>06/06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5-06-07" calcext:value-type="date">
            <text:p>07/06/25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Not full cleaned-- well part not cleaned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date" office:date-value="2025-06-08" calcext:value-type="date">
            <text:p>08/06/25</text:p>
          </table:table-cell>
          <table:table-cell table:style-name="ce1"/>
          <table:table-cell table:style-name="ce1" office:value-type="string" calcext:value-type="string">
            <text:p>Not came</text:p>
          </table:table-cell>
          <table:table-cell table:style-name="ce1" office:value-type="string" calcext:value-type="string">
            <text:p>Sunday</text:p>
          </table:table-cell>
          <table:table-cell table:style-name="ce1"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5-06-09" calcext:value-type="date">
            <text:p>09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5-06-10" calcext:value-type="date">
            <text:p>10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6"/>
          <table:table-cell office:value-type="string" calcext:value-type="string">
            <text:p>Total days from 23-5-2025 to 22-6-2025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5-06-11" calcext:value-type="date">
            <text:p>11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6"/>
          <table:table-cell office:value-type="string" calcext:value-type="string">
            <text:p>have to come total days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5-06-12" calcext:value-type="date">
            <text:p>12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6"/>
          <table:table-cell office:value-type="string" calcext:value-type="string">
            <text:p>Salary</text:p>
          </table:table-cell>
          <table:table-cell office:value-type="float" office:value="1500" calcext:value-type="float">
            <text:p>150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5-06-13" calcext:value-type="date">
            <text:p>13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7"/>
          <table:table-cell table:formula="of:=+[.L22]/[.L21]" office:value-type="float" office:value="57.6923076923077" calcext:value-type="float">
            <text:p>57.6923076923077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5-06-14" calcext:value-type="date">
            <text:p>14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6"/>
          <table:table-cell office:value-type="string" calcext:value-type="string">
            <text:p>Total amount to pay is</text:p>
          </table:table-cell>
          <table:table-cell table:formula="of:=+[.L23]*[.L20]" office:value-type="float" office:value="923.076923076923" calcext:value-type="float">
            <text:p>923.07692307692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3" office:value-type="date" office:date-value="2025-06-15" calcext:value-type="date">
            <text:p>15/06/25</text:p>
          </table:table-cell>
          <table:table-cell table:style-name="ce1"/>
          <table:table-cell table:style-name="ce1" office:value-type="string" calcext:value-type="string">
            <text:p>Not came</text:p>
          </table:table-cell>
          <table:table-cell table:style-name="ce1" office:value-type="string" calcext:value-type="string">
            <text:p>Trees fall down-Sunday</text:p>
          </table:table-cell>
          <table:table-cell table:style-name="ce1"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5-06-16" calcext:value-type="date">
            <text:p>16/06/25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Trees fall don because of that that part not cleaned, coconut scraped 1 no</text:p>
          </table:table-cell>
          <table:table-cell table:number-columns-repeated="5"/>
          <table:table-cell office:value-type="string" calcext:value-type="string">
            <text:p>oil</text:p>
          </table:table-cell>
          <table:table-cell office:value-type="float" office:value="250" calcext:value-type="float">
            <text:p>25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5-06-17" calcext:value-type="date">
            <text:p>17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5-06-18" calcext:value-type="date">
            <text:p>18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6"/>
          <table:table-cell office:value-type="string" calcext:value-type="string">
            <text:p>balance to return to me</text:p>
          </table:table-cell>
          <table:table-cell table:formula="of:=+[.L26]-[.L27]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5-06-19" calcext:value-type="date">
            <text:p>19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6"/>
          <table:table-cell office:value-type="string" calcext:value-type="string">
            <text:p>adakka vittathu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5-06-20" calcext:value-type="date">
            <text:p>20/06/25</text:p>
          </table:table-cell>
          <table:table-cell office:value-type="string" calcext:value-type="string">
            <text:p>came</text:p>
          </table:table-cell>
          <table:table-cell table:number-columns-repeated="7"/>
          <table:table-cell office:value-type="string" calcext:value-type="string">
            <text:p>chera konduvannadu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5-06-21" calcext:value-type="date">
            <text:p>21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7"/>
          <table:table-cell table:formula="of:=+[.L29]-[.L30]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3" office:value-type="date" office:date-value="2025-06-22" calcext:value-type="date">
            <text:p>22/06/25</text:p>
          </table:table-cell>
          <table:table-cell table:style-name="ce1"/>
          <table:table-cell table:style-name="ce1" office:value-type="string" calcext:value-type="string">
            <text:p>Not came</text:p>
          </table:table-cell>
          <table:table-cell table:style-name="ce1" table:number-columns-repeated="4"/>
          <table:table-cell table:style-name="ce1" table:formula="of:=+1500/26" office:value-type="float" office:value="57.6923076923077" calcext:value-type="float">
            <text:p>57.6923076923077</text:p>
          </table:table-cell>
          <table:table-cell table:style-name="ce1"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5-06-23" calcext:value-type="date">
            <text:p>23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5-06-24" calcext:value-type="date">
            <text:p>24/06/25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Back yard and frond sand yard not cleaned; Salary for the previous month paid Total 16 days came till 22-6-202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5-06-25" calcext:value-type="date">
            <text:p>25/06/25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coconut scraped 1, yard cleaned 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5-06-26" calcext:value-type="date">
            <text:p>26/06/25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4 cocunut pdichu, veedu adichu, because of rain courty yard not cleaned</text:p>
          </table:table-cell>
          <table:table-cell table:number-columns-repeated="3"/>
          <table:table-cell table:formula="of:=+19*58" office:value-type="float" office:value="1102" calcext:value-type="float">
            <text:p>11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5-06-27" calcext:value-type="date">
            <text:p>27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5-06-28" calcext:value-type="date">
            <text:p>28/06/25</text:p>
          </table:table-cell>
          <table:table-cell/>
          <table:table-cell office:value-type="string" calcext:value-type="string">
            <text:p>Not came</text:p>
          </table:table-cell>
          <table:table-cell office:value-type="string" calcext:value-type="string">
            <text:p>Rain</text:p>
          </table:table-cell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date" office:date-value="2025-06-29" calcext:value-type="date">
            <text:p>29/06/25</text:p>
          </table:table-cell>
          <table:table-cell office:value-type="string" calcext:value-type="string">
            <text:p>came</text:p>
          </table:table-cell>
          <table:table-cell table:style-name="ce1"/>
          <table:table-cell table:style-name="ce1" office:value-type="string" calcext:value-type="string">
            <text:p>Sunday</text:p>
          </table:table-cell>
          <table:table-cell table:style-name="ce1"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5-06-30" calcext:value-type="date">
            <text:p>30/06/25</text:p>
          </table:table-cell>
          <table:table-cell table:number-columns-repeated="1022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Rema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-6-2025</text:p>
          </table:table-cell>
          <table:table-cell office:value-type="string" calcext:value-type="string">
            <text:p>bus</text:p>
          </table:table-cell>
          <table:table-cell table:formula="of:=+35+35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-6-2025</text:p>
          </table:table-cell>
          <table:table-cell office:value-type="string" calcext:value-type="string">
            <text:p>Snaks- avil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-6-2025</text:p>
          </table:table-cell>
          <table:table-cell office:value-type="string" calcext:value-type="string">
            <text:p>neelan mango 1.30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-6-2025</text:p>
          </table:table-cell>
          <table:table-cell office:value-type="string" calcext:value-type="string">
            <text:p>Temple -nneranjanan and daxina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-6-2025</text:p>
          </table:table-cell>
          <table:table-cell office:value-type="string" calcext:value-type="string">
            <text:p>Homeo medicin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-6-2025</text:p>
          </table:table-cell>
          <table:table-cell office:value-type="string" calcext:value-type="string">
            <text:p>Temple nercha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-6-2025</text:p>
          </table:table-cell>
          <table:table-cell office:value-type="string" calcext:value-type="string">
            <text:p>Achan given for biscuit and milk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-6-2025</text:p>
          </table:table-cell>
          <table:table-cell office:value-type="string" calcext:value-type="string">
            <text:p>biscuit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-6-2025</text:p>
          </table:table-cell>
          <table:table-cell office:value-type="string" calcext:value-type="string">
            <text:p>milk to achan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-6-2025</text:p>
          </table:table-cell>
          <table:table-cell office:value-type="string" calcext:value-type="string">
            <text:p>milk to me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-6-2025</text:p>
          </table:table-cell>
          <table:table-cell office:value-type="string" calcext:value-type="string">
            <text:p>Vegitables and banana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-6-2025</text:p>
          </table:table-cell>
          <table:table-cell office:value-type="string" calcext:value-type="string">
            <text:p>banana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-6-2025</text:p>
          </table:table-cell>
          <table:table-cell office:value-type="string" calcext:value-type="string">
            <text:p>puli mitai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7-6-2025</text:p>
          </table:table-cell>
          <table:table-cell office:value-type="string" calcext:value-type="string">
            <text:p>Sambar -kari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Tea dust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4"/>
          <table:table-cell office:value-type="string" calcext:value-type="string">
            <text:p>other expense</text:p>
          </table:table-cell>
          <table:table-cell table:formula="of:=+[.I20]*6" office:value-type="float" office:value="6600" calcext:value-type="float">
            <text:p>6600</text:p>
          </table:table-cell>
          <table:table-cell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Pacha ari 1 kg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mobile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Uzhannu 500 gm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4"/>
          <table:table-cell office:value-type="string" calcext:value-type="string">
            <text:p>kseb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Coconut 500gm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Temple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milk to achan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milk to me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Rava 500gram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office:value-type="string" calcext:value-type="string">
            <text:p>Snaks-paham pori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office:value-type="string" calcext:value-type="string">
            <text:p>Rasanathi podi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office:value-type="string" calcext:value-type="string">
            <text:p>milk for achan 2 p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office:value-type="string" calcext:value-type="string">
            <text:p>vegitables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office:value-type="string" calcext:value-type="string">
            <text:p>nice biscuit 2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office:value-type="string" calcext:value-type="string">
            <text:p>KSEB bill payment</text:p>
          </table:table-cell>
          <table:table-cell office:value-type="float" office:value="965" calcext:value-type="float">
            <text:p>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6-2025</text:p>
          </table:table-cell>
          <table:table-cell office:value-type="string" calcext:value-type="string">
            <text:p>Temple -nai theri 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6-2025</text:p>
          </table:table-cell>
          <table:table-cell office:value-type="string" calcext:value-type="string">
            <text:p>Temple ellu thiri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5"/>
          <table:table-cell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string" calcext:value-type="string">
            <text:p>20-6-2025</text:p>
          </table:table-cell>
          <table:table-cell office:value-type="string" calcext:value-type="string">
            <text:p>milky mist curd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6-2025</text:p>
          </table:table-cell>
          <table:table-cell office:value-type="string" calcext:value-type="string">
            <text:p>milk for me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1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1-6-2025</text:p>
          </table:table-cell>
          <table:table-cell table:style-name="ce7" office:value-type="string" calcext:value-type="string">
            <text:p>Temple – neeranjanam</text:p>
          </table:table-cell>
          <table:table-cell table:style-name="ce7" table:formula="of:=+10+60+10" office:value-type="float" office:value="80" calcext:value-type="float">
            <text:p>8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-6-2025</text:p>
          </table:table-cell>
          <table:table-cell office:value-type="string" calcext:value-type="string">
            <text:p>banana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1-6-2025</text:p>
          </table:table-cell>
          <table:table-cell office:value-type="string" calcext:value-type="string">
            <text:p>curry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1-6-2025</text:p>
          </table:table-cell>
          <table:table-cell office:value-type="string" calcext:value-type="string">
            <text:p>cash from <text:s/>achan for milk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2-6-2025</text:p>
          </table:table-cell>
          <table:table-cell office:value-type="string" calcext:value-type="string">
            <text:p>Temple ellu thiri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2-6-2025</text:p>
          </table:table-cell>
          <table:table-cell office:value-type="string" calcext:value-type="string">
            <text:p>Kootu kad temple nurum palum for me and viji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-6-2025</text:p>
          </table:table-cell>
          <table:table-cell office:value-type="string" calcext:value-type="string">
            <text:p>Dexina to temple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-6-2025</text:p>
          </table:table-cell>
          <table:table-cell office:value-type="string" calcext:value-type="string">
            <text:p>Milk 2 packets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-6-2025</text:p>
          </table:table-cell>
          <table:table-cell office:value-type="string" calcext:value-type="string">
            <text:p>Hari chetten – land cleaner for fallen wood cleaning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Temple ellu thiri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+38+33"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vegitables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coconut oil 450/kg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Medicine – aruvepu thol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Sugar 1 kg</text:p>
          </table:table-cell>
          <table:table-cell office:value-type="float" office:value="46.06" calcext:value-type="float">
            <text:p>46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raw salt</text:p>
          </table:table-cell>
          <table:table-cell office:value-type="float" office:value="15.56" calcext:value-type="float">
            <text:p>15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sambar parapu 132 /kg</text:p>
          </table:table-cell>
          <table:table-cell office:value-type="float" office:value="63.12" calcext:value-type="float">
            <text:p>63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coffee powder small pack</text:p>
          </table:table-cell>
          <table:table-cell office:value-type="float" office:value="83.13" calcext:value-type="float">
            <text:p>83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nice biscuit 3</text:p>
          </table:table-cell>
          <table:table-cell office:value-type="float" office:value="73.11" calcext:value-type="float">
            <text:p>73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milma milk blue for achan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milma bilk orange for me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Unnikrishnan doctor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Medicine – from Kottakkal for meuvepu thol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Baby Wage for 23-5-2025 to 22-6-2025 total days came 16; Rs.2 extra actual Rs.923</text:p>
          </table:table-cell>
          <table:table-cell office:value-type="float" office:value="925" calcext:value-type="float">
            <text:p>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7 days ellu thiri and saturday neeranjanam to kottakavu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hot water bag bought Rs 490with 13% discount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ragi powder for achan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-6-2025</text:p>
          </table:table-cell>
          <table:table-cell office:value-type="string" calcext:value-type="string">
            <text:p>Rice from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-6-2025</text:p>
          </table:table-cell>
          <table:table-cell office:value-type="string" calcext:value-type="string">
            <text:p>GAS</text:p>
          </table:table-cell>
          <table:table-cell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-6-2025</text:p>
          </table:table-cell>
          <table:table-cell office:value-type="string" calcext:value-type="string">
            <text:p>snaks -paripuvada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-6-2025</text:p>
          </table:table-cell>
          <table:table-cell office:value-type="string" calcext:value-type="string">
            <text:p>Ration -6 kg rice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-06-2025</text:p>
          </table:table-cell>
          <table:table-cell office:value-type="string" calcext:value-type="string">
            <text:p>banana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-0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28+16+30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-06-2025</text:p>
          </table:table-cell>
          <table:table-cell office:value-type="string" calcext:value-type="string">
            <text:p>milk -Achan given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-06-2025</text:p>
          </table:table-cell>
          <table:table-cell office:value-type="string" calcext:value-type="string">
            <text:p>milk for me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-06-2025</text:p>
          </table:table-cell>
          <table:table-cell office:value-type="string" calcext:value-type="string">
            <text:p>milk for achan 2 p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-0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5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-06-2025</text:p>
          </table:table-cell>
          <table:table-cell office:value-type="string" calcext:value-type="string">
            <text:p>milk for achan 2 p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-06-2025</text:p>
          </table:table-cell>
          <table:table-cell office:value-type="string" calcext:value-type="string">
            <text:p>Milk 2 pack, biscuit and Bru – by minakshi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-06-2025</text:p>
          </table:table-cell>
          <table:table-cell office:value-type="string" calcext:value-type="string">
            <text:p>Hari chetten – land cleaner for fallen wood cleaning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-06-2025</text:p>
          </table:table-cell>
          <table:table-cell office:value-type="string" calcext:value-type="string">
            <text:p>Latha chechy, Pradeep chetten, Viji, Minakshi, sushama aunty, sumesh chetten, and monunni came to home.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-06-2025</text:p>
          </table:table-cell>
          <table:table-cell office:value-type="string" calcext:value-type="string">
            <text:p>pease curry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7"/>
        </table:table-row>
      </table:table>
      <table:table table:name="Sheet3" table:style-name="ta1">
        <table:table-column table:style-name="co1" table:number-columns-repeated="16" table:default-cell-style-name="Default"/>
        <table:table-row table:style-name="ro1">
          <table:table-cell table:number-columns-repeated="8"/>
          <table:table-cell office:value-type="string" calcext:value-type="string">
            <text:p>14-6-2025</text:p>
          </table:table-cell>
          <table:table-cell office:value-type="string" calcext:value-type="string">
            <text:p>bus</text:p>
          </table:table-cell>
          <table:table-cell table:formula="of:=+35+35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14-6-2025</text:p>
          </table:table-cell>
          <table:table-cell office:value-type="string" calcext:value-type="string">
            <text:p>Temple -nneranjanan and daxin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5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5-6-2025</text:p>
          </table:table-cell>
          <table:table-cell office:value-type="string" calcext:value-type="string">
            <text:p>Temple nerch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7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Temple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9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20-6-2025</text:p>
          </table:table-cell>
          <table:table-cell office:value-type="string" calcext:value-type="string">
            <text:p>Temple -nai theri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1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20-6-2025</text:p>
          </table:table-cell>
          <table:table-cell office:value-type="string" calcext:value-type="string">
            <text:p>Temple ellu thir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+38+33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16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4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21-6-2025</text:p>
          </table:table-cell>
          <table:table-cell table:style-name="ce7" office:value-type="string" calcext:value-type="string">
            <text:p>Temple – neeranjanam</text:p>
          </table:table-cell>
          <table:table-cell table:style-name="ce7" table:formula="of:=+10+60+10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5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22-6-2025</text:p>
          </table:table-cell>
          <table:table-cell office:value-type="string" calcext:value-type="string">
            <text:p>Temple ellu thir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6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22-6-2025</text:p>
          </table:table-cell>
          <table:table-cell office:value-type="string" calcext:value-type="string">
            <text:p>Kootu kad temple nurum palum for me and viji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7-0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28+16+30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22-6-2025</text:p>
          </table:table-cell>
          <table:table-cell office:value-type="string" calcext:value-type="string">
            <text:p>Dexina to temp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table:formula="of:=SUM([.K1:.K13])" office:value-type="float" office:value="930" calcext:value-type="float">
            <text:p>930</text:p>
          </table:table-cell>
          <table:table-cell table:number-columns-repeated="2"/>
          <table:table-cell office:value-type="string" calcext:value-type="string">
            <text:p>23-6-2025</text:p>
          </table:table-cell>
          <table:table-cell office:value-type="string" calcext:value-type="string">
            <text:p>Temple ellu thir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5"/>
          <table:table-cell table:formula="of:=SUM([.P1:.P14])" office:value-type="float" office:value="415" calcext:value-type="float">
            <text:p>41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14-6-2025</text:p>
          </table:table-cell>
          <table:table-cell office:value-type="string" calcext:value-type="string">
            <text:p>Snaks- avil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6-2025</text:p>
          </table:table-cell>
          <table:table-cell office:value-type="string" calcext:value-type="string">
            <text:p>Homeo medic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-6-2025</text:p>
          </table:table-cell>
          <table:table-cell office:value-type="string" calcext:value-type="string">
            <text:p>neelan mango 1.3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18-6-2025</text:p>
          </table:table-cell>
          <table:table-cell office:value-type="string" calcext:value-type="string">
            <text:p>Rasanathi pod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-6-2025</text:p>
          </table:table-cell>
          <table:table-cell office:value-type="string" calcext:value-type="string">
            <text:p>Achan given for biscuit and mil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3-6-2025</text:p>
          </table:table-cell>
          <table:table-cell office:value-type="string" calcext:value-type="string">
            <text:p>Medicine – aruvepu tho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-6-2025</text:p>
          </table:table-cell>
          <table:table-cell office:value-type="string" calcext:value-type="string">
            <text:p>biscuit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23-6-2025</text:p>
          </table:table-cell>
          <table:table-cell office:value-type="string" calcext:value-type="string">
            <text:p>Unnikrishnan doctor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-6-2025</text:p>
          </table:table-cell>
          <table:table-cell office:value-type="string" calcext:value-type="string">
            <text:p>milk to achan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23-6-2025</text:p>
          </table:table-cell>
          <table:table-cell office:value-type="string" calcext:value-type="string">
            <text:p>Medicine – from Kottakkal for meuvepu thol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-6-2025</text:p>
          </table:table-cell>
          <table:table-cell office:value-type="string" calcext:value-type="string">
            <text:p>milk to m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-6-2025</text:p>
          </table:table-cell>
          <table:table-cell office:value-type="string" calcext:value-type="string">
            <text:p>Vegitables and banana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P18:.P23])" office:value-type="float" office:value="1300" calcext:value-type="float">
            <text:p>13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-6-2025</text:p>
          </table:table-cell>
          <table:table-cell office:value-type="string" calcext:value-type="string">
            <text:p>banana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17-6-2025</text:p>
          </table:table-cell>
          <table:table-cell office:value-type="string" calcext:value-type="string">
            <text:p>puli mita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17-6-2025</text:p>
          </table:table-cell>
          <table:table-cell office:value-type="string" calcext:value-type="string">
            <text:p>Sambar -kari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Tea dust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Pacha ari 1 kg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Uzhannu 500 gm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19-6-2025</text:p>
          </table:table-cell>
          <table:table-cell office:value-type="string" calcext:value-type="string">
            <text:p>KSEB bill payment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Coconut 500gm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22-6-2025</text:p>
          </table:table-cell>
          <table:table-cell office:value-type="string" calcext:value-type="string">
            <text:p>Hari chetten – land cleaner for fallen wood cleaning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milk to achan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24-6-2025</text:p>
          </table:table-cell>
          <table:table-cell office:value-type="string" calcext:value-type="string">
            <text:p>Baby Wage for 23-5-2025 to 22-6-2025 total days came 16; Rs.2 extra actual Rs.92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milk to me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25-6-2025</text:p>
          </table:table-cell>
          <table:table-cell office:value-type="string" calcext:value-type="string">
            <text:p>GA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Rava 500gram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Re-charg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office:value-type="string" calcext:value-type="string">
            <text:p>Snaks-paham pori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P30:.P34])" office:value-type="float" office:value="4270" calcext:value-type="float">
            <text:p>427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-6-2025</text:p>
          </table:table-cell>
          <table:table-cell office:value-type="string" calcext:value-type="string">
            <text:p>milk for achan 2 p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19-6-2025</text:p>
          </table:table-cell>
          <table:table-cell office:value-type="string" calcext:value-type="string">
            <text:p>vegitables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19-6-2025</text:p>
          </table:table-cell>
          <table:table-cell office:value-type="string" calcext:value-type="string">
            <text:p>nice biscuit 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20-6-2025</text:p>
          </table:table-cell>
          <table:table-cell office:value-type="string" calcext:value-type="string">
            <text:p>milky mist curd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20-6-2025</text:p>
          </table:table-cell>
          <table:table-cell office:value-type="string" calcext:value-type="string">
            <text:p>milk for m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1-6-2025</text:p>
          </table:table-cell>
          <table:table-cell office:value-type="string" calcext:value-type="string">
            <text:p>banan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37:.F41])" office:value-type="float" office:value="1410" calcext:value-type="float">
            <text:p>1410</text:p>
          </table:table-cell>
          <table:table-cell table:number-columns-repeated="2"/>
          <table:table-cell office:value-type="string" calcext:value-type="string">
            <text:p>21-6-2025</text:p>
          </table:table-cell>
          <table:table-cell office:value-type="string" calcext:value-type="string">
            <text:p>curry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2-6-2025</text:p>
          </table:table-cell>
          <table:table-cell office:value-type="string" calcext:value-type="string">
            <text:p>Milk 2 packets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Provision</text:p>
          </table:table-cell>
          <table:table-cell table:formula="of:=+[.K57]" office:value-type="float" office:value="2031.98" calcext:value-type="float">
            <text:p>2031.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vegitables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formula="of:=+[.K59]" office:value-type="float" office:value="350" calcext:value-type="float">
            <text:p>35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coconut oil 450/kg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bus</text:p>
          </table:table-cell>
          <table:table-cell table:formula="of:=+[.K14]" office:value-type="float" office:value="930" calcext:value-type="float">
            <text:p>93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Sugar 1 kg</text:p>
          </table:table-cell>
          <table:table-cell office:value-type="float" office:value="46.06" calcext:value-type="float">
            <text:p>46.06</text:p>
          </table:table-cell>
          <table:table-cell table:number-columns-repeated="3"/>
          <table:table-cell office:value-type="string" calcext:value-type="string">
            <text:p>Temple</text:p>
          </table:table-cell>
          <table:table-cell table:formula="of:=+[.P15]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21-6-2025</text:p>
          </table:table-cell>
          <table:table-cell office:value-type="string" calcext:value-type="string">
            <text:p>cash from <text:s/>achan for milk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3-6-2025</text:p>
          </table:table-cell>
          <table:table-cell office:value-type="string" calcext:value-type="string">
            <text:p>raw salt</text:p>
          </table:table-cell>
          <table:table-cell office:value-type="float" office:value="15.56" calcext:value-type="float">
            <text:p>15.56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formula="of:=+[.P24]" office:value-type="float" office:value="1300" calcext:value-type="float">
            <text:p>13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sambar parapu 132 /kg</text:p>
          </table:table-cell>
          <table:table-cell office:value-type="float" office:value="63.12" calcext:value-type="float">
            <text:p>63.12</text:p>
          </table:table-cell>
          <table:table-cell table:number-columns-repeated="3"/>
          <table:table-cell office:value-type="string" calcext:value-type="string">
            <text:p>utilities</text:p>
          </table:table-cell>
          <table:table-cell table:formula="of:=+[.P35]" office:value-type="float" office:value="4270" calcext:value-type="float">
            <text:p>427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coffee powder small pack</text:p>
          </table:table-cell>
          <table:table-cell office:value-type="float" office:value="83.13" calcext:value-type="float">
            <text:p>83.13</text:p>
          </table:table-cell>
          <table:table-cell table:number-columns-repeated="4"/>
          <table:table-cell table:formula="of:=SUM([.P43:.P48])" office:value-type="float" office:value="9296.98" calcext:value-type="float">
            <text:p>9296.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nice biscuit 3</text:p>
          </table:table-cell>
          <table:table-cell office:value-type="float" office:value="73.11" calcext:value-type="float">
            <text:p>73.1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milma milk blue for achan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milma bilk orange for m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4-6-2025</text:p>
          </table:table-cell>
          <table:table-cell office:value-type="string" calcext:value-type="string">
            <text:p>ragi powder for achan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5-6-2025</text:p>
          </table:table-cell>
          <table:table-cell office:value-type="string" calcext:value-type="string">
            <text:p>snaks -paripuvad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5-6-2025</text:p>
          </table:table-cell>
          <table:table-cell office:value-type="string" calcext:value-type="string">
            <text:p>Ration -6 kg rice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6-06-2025</text:p>
          </table:table-cell>
          <table:table-cell office:value-type="string" calcext:value-type="string">
            <text:p>banana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SUM([.K18:.K56])" office:value-type="float" office:value="2031.98" calcext:value-type="float">
            <text:p>2031.98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24-6-2025</text:p>
          </table:table-cell>
          <table:table-cell office:value-type="string" calcext:value-type="string">
            <text:p>hot water bag bought Rs 490with 13% discount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7 days ellu thiri and saturday neeranjanam to kottakavu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25-6-2025</text:p>
          </table:table-cell>
          <table:table-cell office:value-type="string" calcext:value-type="string">
            <text:p>Rice from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0:22:16.8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8T16:34:12.198000000</meta:creation-date>
    <dc:date>2025-06-30T10:33:32.996000000</dc:date>
    <meta:editing-duration>PT15H38M17S</meta:editing-duration>
    <meta:editing-cycles>48</meta:editing-cycles>
    <meta:generator>LibreOffice/7.2.2.2$Windows_X86_64 LibreOffice_project/02b2acce88a210515b4a5bb2e46cbfb63fe97d56</meta:generator>
    <meta:document-statistic meta:table-count="3" meta:cell-count="708" meta:object-count="0"/>
  </office:meta>
</office:document-meta>
</file>